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430" officeooo:paragraph-rsid="000e8430"/>
    </style:style>
    <style:style style:name="P2" style:family="paragraph" style:parent-style-name="Standard">
      <style:text-properties officeooo:rsid="000e8430" officeooo:paragraph-rsid="00106fab"/>
    </style:style>
    <style:style style:name="P3" style:family="paragraph" style:parent-style-name="Standard">
      <style:text-properties officeooo:rsid="000e8430" officeooo:paragraph-rsid="00113bf7"/>
    </style:style>
    <style:style style:name="P4" style:family="paragraph" style:parent-style-name="Standard">
      <style:text-properties fo:color="#800000" officeooo:rsid="000e8430" officeooo:paragraph-rsid="000e8430"/>
    </style:style>
    <style:style style:name="P5" style:family="paragraph" style:parent-style-name="Standard">
      <style:text-properties fo:color="#800000" officeooo:rsid="000e8430" officeooo:paragraph-rsid="00106fab"/>
    </style:style>
    <style:style style:name="P6" style:family="paragraph" style:parent-style-name="Standard">
      <style:text-properties fo:color="#800000" officeooo:rsid="000e8430" officeooo:paragraph-rsid="00113bf7"/>
    </style:style>
    <style:style style:name="P7" style:family="paragraph" style:parent-style-name="Standard">
      <style:text-properties fo:color="#800000" officeooo:rsid="00106fab" officeooo:paragraph-rsid="00106fab"/>
    </style:style>
    <style:style style:name="P8" style:family="paragraph" style:parent-style-name="Standard">
      <style:text-properties fo:color="#800000" fo:font-weight="bold" officeooo:rsid="0011aa05" officeooo:paragraph-rsid="00106fab" style:font-weight-asian="bold" style:font-weight-complex="bold"/>
    </style:style>
    <style:style style:name="P9" style:family="paragraph" style:parent-style-name="Standard">
      <style:text-properties fo:color="#800000" fo:font-weight="normal" officeooo:rsid="0011aa05" officeooo:paragraph-rsid="00106fab" style:font-weight-asian="normal" style:font-weight-complex="normal"/>
    </style:style>
    <style:style style:name="P10" style:family="paragraph" style:parent-style-name="Standard">
      <style:text-properties officeooo:rsid="0011aa05" officeooo:paragraph-rsid="00106fab"/>
    </style:style>
    <style:style style:name="P11" style:family="paragraph" style:parent-style-name="Standard">
      <style:text-properties fo:color="#000000" style:text-underline-style="none" fo:font-weight="normal" officeooo:rsid="001bf5db" officeooo:paragraph-rsid="00106fab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1bf5db" officeooo:paragraph-rsid="001327c1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1556c8" officeooo:paragraph-rsid="00106fab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1cbcbe" officeooo:paragraph-rsid="00106fab" style:font-weight-asian="normal" style:font-weight-complex="normal"/>
    </style:style>
    <style:style style:name="P15" style:family="paragraph" style:parent-style-name="Standard" style:list-style-name="L4">
      <style:text-properties fo:color="#000000" style:text-underline-style="none" fo:font-weight="normal" officeooo:rsid="001cbcbe" officeooo:paragraph-rsid="00106fab" style:font-weight-asian="normal" style:font-weight-complex="normal"/>
    </style:style>
    <style:style style:name="P16" style:family="paragraph" style:parent-style-name="Standard" style:list-style-name="L2">
      <style:text-properties fo:color="#000000" style:text-underline-style="none" fo:font-weight="normal" officeooo:rsid="002283c7" officeooo:paragraph-rsid="00106fab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1e98bf" officeooo:paragraph-rsid="00106fab" style:font-weight-asian="normal" style:font-weight-complex="normal"/>
    </style:style>
    <style:style style:name="P18" style:family="paragraph" style:parent-style-name="Standard" style:list-style-name="L5">
      <style:text-properties fo:color="#000000" style:text-underline-style="none" fo:font-weight="normal" officeooo:rsid="001e98bf" officeooo:paragraph-rsid="00106fab" style:font-weight-asian="normal" style:font-weight-complex="normal"/>
    </style:style>
    <style:style style:name="P19" style:family="paragraph" style:parent-style-name="Standard" style:list-style-name="L5">
      <style:text-properties fo:color="#000000" style:text-underline-style="none" fo:font-weight="normal" officeooo:rsid="001fe9d9" officeooo:paragraph-rsid="00106fab" style:font-weight-asian="normal" style:font-weight-complex="normal"/>
    </style:style>
    <style:style style:name="P20" style:family="paragraph" style:parent-style-name="Standard" style:list-style-name="L4">
      <style:text-properties fo:color="#000000" fo:font-weight="bold" officeooo:rsid="001cbcbe" officeooo:paragraph-rsid="00106fab" style:font-weight-asian="bold" style:font-weight-complex="bold"/>
    </style:style>
    <style:style style:name="P21" style:family="paragraph" style:parent-style-name="Standard" style:list-style-name="L4">
      <style:text-properties fo:color="#000000" fo:font-weight="bold" officeooo:rsid="001de07e" officeooo:paragraph-rsid="00106fab" style:font-weight-asian="bold" style:font-weight-complex="bold"/>
    </style:style>
    <style:style style:name="P22" style:family="paragraph" style:parent-style-name="Standard" style:list-style-name="L5">
      <style:text-properties fo:color="#ff3333" style:text-underline-style="none" fo:font-weight="normal" officeooo:rsid="001327c1" officeooo:paragraph-rsid="001327c1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fo:color="#800000" officeooo:rsid="00106fab"/>
    </style:style>
    <style:style style:name="T3" style:family="text">
      <style:text-properties fo:color="#800000" officeooo:rsid="00113bf7"/>
    </style:style>
    <style:style style:name="T4" style:family="text">
      <style:text-properties fo:color="#800000" officeooo:rsid="001327c1"/>
    </style:style>
    <style:style style:name="T5" style:family="text">
      <style:text-properties officeooo:rsid="00106fab"/>
    </style:style>
    <style:style style:name="T6" style:family="text">
      <style:text-properties officeooo:rsid="00139a5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327c1"/>
    </style:style>
    <style:style style:name="T9" style:family="text">
      <style:text-properties officeooo:rsid="00209beb"/>
    </style:style>
    <style:style style:name="T10" style:family="text">
      <style:text-properties officeooo:rsid="002283c7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de07e" style:font-weight-asian="normal" style:font-weight-complex="normal"/>
    </style:style>
    <style:style style:name="T13" style:family="text">
      <style:text-properties style:text-underline-style="none" fo:font-weight="normal" officeooo:rsid="001cbcbe" style:font-weight-asian="normal" style:font-weight-complex="normal"/>
    </style:style>
    <style:style style:name="T14" style:family="text">
      <style:text-properties officeooo:rsid="00113bf7"/>
    </style:style>
    <style:style style:name="T15" style:family="text">
      <style:text-properties officeooo:rsid="001327c1"/>
    </style:style>
    <style:style style:name="T16" style:family="text">
      <style:text-properties fo:color="#ff3333"/>
    </style:style>
    <style:style style:name="T17" style:family="text">
      <style:text-properties fo:color="#ff3333" officeooo:rsid="001327c1"/>
    </style:style>
    <style:style style:name="T18" style:family="text">
      <style:text-properties fo:color="#ff3333" style:text-underline-style="solid" style:text-underline-width="auto" style:text-underline-color="font-color"/>
    </style:style>
    <style:style style:name="T19" style:family="text">
      <style:text-properties fo:color="#ff3333" style:text-underline-style="solid" style:text-underline-width="auto" style:text-underline-color="font-color" officeooo:rsid="001327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</text:p>
      <text:p text:style-name="P1">Progettazione Concettuale</text:p>
      <text:p text:style-name="P1">1.1</text:p>
      <text:p text:style-name="P1">Studio di fattibilit`</text:p>
      <text:p text:style-name="P1">a</text:p>
      <text:p text:style-name="P1">Priorit`</text:p>
      <text:p text:style-name="P1">a di realizzazione Come priorit`a di realizzazione abbiamo deciso di implementare le</text:p>
      <text:p text:style-name="P1">seguenti feature:</text:p>
      <text:p text:style-name="P1">• Percentuale di sconto basata sul numero di acquisti effettuato da un acquirente iscritto al</text:p>
      <text:p text:style-name="P1">servizio.</text:p>
      <text:p text:style-name="P1">• Gestione degli ordini e delle fatture del negozio, oltre che degli scontrini e delle vendite</text:p>
      <text:p text:style-name="P1">effettuate riferite agli iscritti.</text:p>
      <text:p text:style-name="P1">• Gestione e organizzazione dei turni per i dipendenti.</text:p>
      <text:p text:style-name="P1">• Catalogazione prodotti in diverse categorie (a cui appartengono diverse percentuali di</text:p>
      <text:p text:style-name="P1">sconto).</text:p>
      <text:p text:style-name="P1">1.2</text:p>
      <text:p text:style-name="P1">Abstract</text:p>
      <text:p text:style-name="P1">Negozio ”Linea Casa Bari” Si vuole realizzare una base di dati per un negozio al dettaglio</text:p>
      <text:p text:style-name="P1">che vende oggetti per la casa, organizzati per categorie; esse sono gestite dai dipendenti in base</text:p>
      <text:p text:style-name="P1">a una suddivisione per turni. Vogliamo inoltre tenere aggiornata la lista dei prodotti in base</text:p>
      <text:p text:style-name="P1">ai nuovi ordini ai fornitori attestati da fatture. Rigurado ai clienti iscritti al servizio sconti del</text:p>
      <text:p text:style-name="P1">negozio, vogliamo registrare gli acquisti eseguiti e calcolare la rispettiva percentuale di sconto</text:p>
      <text:p text:style-name="P1">raggiunta.</text:p>
      <text:p text:style-name="P1">1.3</text:p>
      <text:p text:style-name="P1">1.3.1</text:p>
      <text:p text:style-name="P1">Raccolta e analisi dei requisiti</text:p>
      <text:p text:style-name="P1">Analisi dei requisiti</text:p>
      <text:p text:style-name="P1">Per i clienti iscritti identificati da un codice, vogliamo tenere conto dell’identit`a e dei suoi</text:p>
      <text:p text:style-name="P1">acquisti effettuati.</text:p>
      <text:p text:style-name="P1">Ogni prodotto `e identificato da un codice, vogliamo tenere conto delle informazioni base e</text:p>
      <text:p text:style-name="P1">della quantit`</text:p>
      <text:p text:style-name="P1">a disponibile e catalogarlo in una delle sei categorie, identificate come: porcellane,</text:p>
      <text:p text:style-name="P1">pentolame, liste nozze, tovaglie, tavola, paralumi. Ad ogni prodotto `e associata una specifica che</text:p>
      <text:p text:style-name="P1">lo descrive accompagnando la descrizione da una foto.</text:p>
      <text:p text:style-name="P1">Ad ogni categoria sono associati possibili sconti in base ad una distribuzione per livelli e con</text:p>
      <text:p text:style-name="P1">una relativa percentuale.</text:p>
      <text:p text:style-name="P1">I dipendenti, responsabili ognuno di una singola categoria, sono identificati da un codice e</text:p>
      <text:p text:style-name="P1">sono organizzati per turni.</text:p>
      <text:p text:style-name="P1"><text:span text:style-name="T1">Vogliamo tener conto delle fatture ai rispettivi fornitori dei quali si necessita solamente del nome e delle informazioni base per la descrizione in fattura</text:span>.</text:p>
      <text:p text:style-name="P1">31.3.2</text:p>
      <text:p text:style-name="P1">Glossario dei termini</text:p>
      <text:p text:style-name="P1">Termine</text:p>
      <text:p text:style-name="P1">Iscritto</text:p>
      <text:p text:style-name="P1">Scontrino</text:p>
      <text:p text:style-name="P1">Categoria</text:p>
      <text:p text:style-name="P1">Sconto</text:p>
      <text:p text:style-name="P1">Dipendente</text:p>
      <text:p text:style-name="P1">Prodotto</text:p>
      <text:p text:style-name="P1">Specifica</text:p>
      <text:p text:style-name="P1">Ogni prodotto ha una specifica</text:p>
      <text:p text:style-name="P1">diversa.</text:p>
      <text:p text:style-name="P1"><text:soft-page-break/>Pi`</text:p>
      <text:p text:style-name="P1">u unit`</text:p>
      <text:p text:style-name="P1">a di prodotto possono</text:p>
      <text:p text:style-name="P1">essere ordinate a fornitori di-</text:p>
      <text:p text:style-name="P1">versi. Modifica il campo quantit`a</text:p>
      <text:p text:style-name="P1">disponibile di prodotto.</text:p>
      <text:p text:style-name="P1">Forniscono i prodotti attraverso</text:p>
      <text:p text:style-name="P1">gli ordini. Un fornitore non pu`o</text:p>
      <text:p text:style-name="P1">essere un cliente e pu`o fornire</text:p>
      <text:p text:style-name="P1">prodotti di diverse categorie</text:p>
      <text:p text:style-name="P1">Fattura</text:p>
      <text:p text:style-name="P1">Fornitore</text:p>
      <text:p text:style-name="P1">1.3.3</text:p>
      <text:p text:style-name="P1">Descrizione</text:p>
      <text:p text:style-name="P1">Compratore abituale iscritto a</text:p>
      <text:p text:style-name="P1">questa lista per avere diritto a</text:p>
      <text:p text:style-name="P1">sconti speciali. Pu`</text:p>
      <text:p text:style-name="P1">o essere un</text:p>
      <text:p text:style-name="P1">dipendente.</text:p>
      <text:p text:style-name="P1">Scontrino attestante lo storico</text:p>
      <text:p text:style-name="P1">degli acquisti.</text:p>
      <text:p text:style-name="P1">Sei insiemi di prodotti.</text:p>
      <text:p text:style-name="P1">Un</text:p>
      <text:p text:style-name="P1">prodotto pu`</text:p>
      <text:p text:style-name="P1">o appartenere ad</text:p>
      <text:p text:style-name="P1">un’unica categoria. Ogni cate-</text:p>
      <text:p text:style-name="P1">goria ha il suo univoco respon-</text:p>
      <text:p text:style-name="P1">sabile.</text:p>
      <text:p text:style-name="P1">Spetta solamente al cliente is-</text:p>
      <text:p text:style-name="P1">critto. Per ogni categoria es-</text:p>
      <text:p text:style-name="P1">istono diversi livelli in base agli</text:p>
      <text:p text:style-name="P1">acquisti, a cui corrisponde una</text:p>
      <text:p text:style-name="P1">percentuale di sconto.</text:p>
      <text:p text:style-name="P1">Responsabile di una singola cat-</text:p>
      <text:p text:style-name="P1">egoria. Pu`</text:p>
      <text:p text:style-name="P1">o essere un cliente ma</text:p>
      <text:p text:style-name="P1">non un fornitore.</text:p>
      <text:p text:style-name="P1">Ogni prodotto pu`</text:p>
      <text:p text:style-name="P1">o appartenere</text:p>
      <text:p text:style-name="P1">ad una sola categoria.</text:p>
      <text:p text:style-name="P1">Sinonimi</text:p>
      <text:p text:style-name="P1">Cliente abituale Collegamenti</text:p>
      <text:p text:style-name="P1">Scontrino</text:p>
      <text:p text:style-name="P1">Storico, acquisto Iscritto, Prodotto</text:p>
      <text:p text:style-name="P1">Sconto, Dipende,</text:p>
      <text:p text:style-name="P1">Prodotto.</text:p>
      <text:p text:style-name="P1">Categoria.</text:p>
      <text:p text:style-name="P1">Responsabile Categoria</text:p>
      <text:p text:style-name="P1">Oggetti, Prodotto</text:p>
      <text:p text:style-name="P1">ordinati o acquis-</text:p>
      <text:p text:style-name="P1">tati</text:p>
      <text:p text:style-name="P1">Descrizione Categoria, Fattura,</text:p>
      <text:p text:style-name="P1"><text:soft-page-break/>Scontrino</text:p>
      <text:p text:style-name="P1">Ordine Fornitore, Prodotto</text:p>
      <text:p text:style-name="P1">Schema Concettuale</text:p>
      <text:p text:style-name="P1">Lista delle Entit`</text:p>
      <text:p text:style-name="P1">a</text:p>
      <text:p text:style-name="P1">• Dipendente: lista dei dipendenti del negozio.</text:p>
      <text:p text:style-name="P1">– Codice dipendente (PK)</text:p>
      <text:p text:style-name="P1">– Informazioni: dati anagrafici e di recapito del dipendente</text:p>
      <text:p text:style-name="P1">∗</text:p>
      <text:p text:style-name="P1">∗</text:p>
      <text:p text:style-name="P1">∗</text:p>
      <text:p text:style-name="P1">∗</text:p>
      <text:p text:style-name="P1">∗</text:p>
      <text:p text:style-name="P1">Nome</text:p>
      <text:p text:style-name="P1">Cognome</text:p>
      <text:p text:style-name="P1">Data di nascita</text:p>
      <text:p text:style-name="P1">Codice Fiscale</text:p>
      <text:p text:style-name="P1">Telefono</text:p>
      <text:p text:style-name="P1">4</text:p>
      <text:p text:style-name="P1">Prodotto</text:p>
      <text:p text:style-name="P1">Fattura∗ E-mail</text:p>
      <text:p text:style-name="P1">– Indirizzo:</text:p>
      <text:p text:style-name="P1">∗ Via</text:p>
      <text:p text:style-name="P1">∗ Citt`</text:p>
      <text:p text:style-name="P1">a</text:p>
      <text:p text:style-name="P1">∗ Provincia</text:p>
      <text:p text:style-name="P1">• Categoria: insieme di prodotti</text:p>
      <text:p text:style-name="P1">– Nome Categoria (PK)</text:p>
      <text:p text:style-name="P1"><text:span text:style-name="T1">responsabile va canc</text:span></text:p>
      <text:p text:style-name="P1">• Sconto: entit`</text:p>
      <text:p text:style-name="P1">a destinata a contenere tutti i gradi di sconto di tutte le categorie</text:p>
      <text:p text:style-name="P1">– <text:span text:style-name="T1">Livell</text:span><text:span text:style-name="T2">o</text:span> (PK)</text:p>
      <text:p text:style-name="P4">-Percentuale sconto va aggiunto</text:p>
      <text:p text:style-name="P1">– <text:span text:style-name="T1">Categorie va canc</text:span></text:p>
      <text:p text:style-name="P1">– Tetto Max</text:p>
      <text:p text:style-name="P1">• Prodotto: lista di tutti i prodotti in vendita</text:p>
      <text:p text:style-name="P1">– Codice Prodotto (PK)</text:p>
      <text:p text:style-name="P1">– Quantit`</text:p>
      <text:p text:style-name="P1">a</text:p>
      <text:p text:style-name="P1">– <text:span text:style-name="T1">Percentuale</text:span> iva</text:p>
      <text:p text:style-name="P1"><text:span text:style-name="T1">Categorie va canc</text:span></text:p>
      <text:p text:style-name="P1">• Specifica: descrizione base sul prodotto</text:p>
      <text:p text:style-name="P1">– Nome (PK)</text:p>
      <text:p text:style-name="P1">– <text:span text:style-name="T1">Codice Prodotto <text:s/></text:span><text:span text:style-name="T2">va canc</text:span></text:p>
      <text:p text:style-name="P1">– Descrizione</text:p>
      <text:p text:style-name="P1">– Foto</text:p>
      <text:p text:style-name="P1">• Fattura: contenente tutti gli attestati di avvenuto ordine per un certo numero di prodotti</text:p>
      <text:p text:style-name="P1">– Codice Fattura (PK)</text:p>
      <text:p text:style-name="P2"><text:span text:style-name="T1">Codice Prodotto <text:s/></text:span><text:span text:style-name="T2">va canc</text:span></text:p>
      <text:p text:style-name="P1">– Quantit`</text:p>
      <text:p text:style-name="P1">a</text:p>
      <text:p text:style-name="P1">– Data</text:p>
      <text:p text:style-name="P4"><text:soft-page-break/>– Fornitore <text:span text:style-name="T5">va canc</text:span></text:p>
      <text:p text:style-name="P1">• Fornitore: lista di tutti i venditori da cui il negozio acquista i prodotti</text:p>
      <text:p text:style-name="P1">– Nome (PK)</text:p>
      <text:p text:style-name="P1">– Contatto</text:p>
      <text:p text:style-name="P1">∗ Fax</text:p>
      <text:p text:style-name="P1">∗ Telefono</text:p>
      <text:p text:style-name="P1">∗ E-mail</text:p>
      <text:p text:style-name="P2">– Indirizzo:</text:p>
      <text:p text:style-name="P5">∗ Via</text:p>
      <text:p text:style-name="P5">∗ Citt`</text:p>
      <text:p text:style-name="P5">a</text:p>
      <text:p text:style-name="P5">∗ Provincia</text:p>
      <text:p text:style-name="P1"><text:span text:style-name="T1">Di </text:span><text:span text:style-name="T2">fornitore </text:span>sono presenti le <text:span text:style-name="T1">seguenti</text:span> generalizzazioni:</text:p>
      <text:p text:style-name="P1">– Artigiano: Fornisce prodotti fatti a mano</text:p>
      <text:p text:style-name="P1">– Grossista: Fornisce prodotti all’ingrosso</text:p>
      <text:p text:style-name="P1">• Scontrino: registro di tutti le vendite effettuate <text:span text:style-name="T2">d</text:span><text:span text:style-name="T1">ai </text:span>clienti iscritti</text:p>
      <text:p text:style-name="P1">– Codice Scontrino (PK)</text:p>
      <text:p text:style-name="P1">– Data (PK)</text:p>
      <text:p text:style-name="P1">– Quantit`</text:p>
      <text:p text:style-name="P1">a</text:p>
      <text:p text:style-name="P7">subtotale</text:p>
      <text:p text:style-name="P4">– Codice Prodotto <text:span text:style-name="T5">canc</text:span></text:p>
      <text:p text:style-name="P1">• Cliente: lista dei clienti, di cui abbiamo creato la seguente generalizzazione parziale:</text:p>
      <text:p text:style-name="P1">– Iscritto: clienti iscritti</text:p>
      <text:p text:style-name="P1">∗ Codice Iscritto (PK)</text:p>
      <text:p text:style-name="P1">∗ Indirizzo:</text:p>
      <text:p text:style-name="P5">∗ Via</text:p>
      <text:p text:style-name="P5">∗ Citt`</text:p>
      <text:p text:style-name="P5">a</text:p>
      <text:p text:style-name="P5">∗ Provincia</text:p>
      <text:p text:style-name="P1">∗ Contatto</text:p>
      <text:p text:style-name="P1">· Fax</text:p>
      <text:p text:style-name="P1">· Telefono</text:p>
      <text:p text:style-name="P1">· E-mail</text:p>
      <text:p text:style-name="P1">∗ Identit`</text:p>
      <text:p text:style-name="P1">a</text:p>
      <text:p text:style-name="P1">· Nome</text:p>
      <text:p text:style-name="P1">· Cognome</text:p>
      <text:p text:style-name="P1">1.3.4</text:p>
      <text:p text:style-name="P1">Lista delle Relazioni</text:p>
      <text:p text:style-name="P1">• Responsabile: relazione tra Dipendente-Categoria.</text:p>
      <text:p text:style-name="P1">– Presenza di due attributi:</text:p>
      <text:p text:style-name="P4">∗ Turno <text:span text:style-name="T5">canc</text:span></text:p>
      <text:p text:style-name="P1">∗ Data di inizio</text:p>
      <text:p text:style-name="P1">La cardinalit`</text:p>
      <text:p text:style-name="P1">a `e (1,1) in quanto ogni dipendente `e responsabile solamente di una</text:p>
      <text:p text:style-name="P1">categoria e vi lavora in una determinata data. <text:span text:style-name="T1"><text:s/></text:span><text:span text:style-name="T2">(</text:span><text:span text:style-name="T1">in un rispettivo turno.</text:span><text:span text:style-name="T2">canc. )I dipendenti in sé possono ovviamente cambiare nel tempo ma non il loro numero in quanto il numero di categorie è fisso. </text:span></text:p>
      <text:p text:style-name="P1">` una cardinalit`a (0,N) da Categoria → Sconto,</text:p>
      <text:p text:style-name="P1">• Scaglioni: relazione tra Categoria-Sconto. E</text:p>
      <text:p text:style-name="P1">mentre la cardinalit`</text:p>
      <text:p text:style-name="P1"><text:soft-page-break/>a risulta essere (1,N) da Sconto → Categoria.</text:p>
      <text:p text:style-name="P1">Ogni Categoria presenta dei diversi scaglioni di sconti in base al livello di acquisto.</text:p>
      <text:p text:style-name="P1">6• Appartenenza: relazione tra Categoria-Prodotto. Da Prodotto → Categoria abbiamo im-</text:p>
      <text:p text:style-name="P1">posto una cardinalit`</text:p>
      <text:p text:style-name="P1">a di tipo (1,1) in quanto un Prodotto deve appartenere a una ed una</text:p>
      <text:p text:style-name="P1">sola Categoria.</text:p>
      <text:p text:style-name="P1">La cardinalit`</text:p>
      <text:p text:style-name="P1">a `e (0,N) da Categoria → Prodotto in quanto una nuova categoria pu`o non</text:p>
      <text:p text:style-name="P1">contenere prodotti.</text:p>
      <text:p text:style-name="P6"><text:span text:style-name="T14">per </text:span>esempio <text:span text:style-name="T14">se un cliente acquistasse tutti i prodotti di una certa categoria questa risulterebbe vuota fino a nuova fattura.</text:span></text:p>
      <text:p text:style-name="P3">• Definito: relazione tra Prodotto-Specifica. La cardinalit`a tra Prodotto e Specifica `e (1,1)</text:p>
      <text:p text:style-name="P1">in quanto ogni prodotto ha una singola specifica.</text:p>
      <text:p text:style-name="P1">• Registrato: relazione tra Fattura-Prodotto. Da Prodotto → Fattura abbiamo una relazione</text:p>
      <text:p text:style-name="P1">di tipo (1,N) in quanto un prodotto deve risultare registrato in una fattura.</text:p>
      <text:p text:style-name="P1">Da Fattura → Prodotto la cardinalit`a `e (1,N) perch`e una fattura per essere emessa deve</text:p>
      <text:p text:style-name="P1">contenere uno o pi`</text:p>
      <text:p text:style-name="P1">u prodotti</text:p>
      <text:p text:style-name="P1">• Emesso: relazione tra Fattura-Fornitore. Da fattura a fornitore la cardinalit`a `e (1,1): una</text:p>
      <text:p text:style-name="P1">fattura pu`</text:p>
      <text:p text:style-name="P1">o essere solamente emessa da un singolo fornitore.</text:p>
      <text:p text:style-name="P1">Da Fornitore → a Fattura `e (1,N) in quanto viene memorizzato solamente un fornitore che</text:p>
      <text:p text:style-name="P1">abbia almeno emesso una o pi`</text:p>
      <text:p text:style-name="P1">u fatture al negozio.</text:p>
      <text:p text:style-name="P1">• Certifica: relazione tra Prodotto-Scontrino. Ha cardinalit`a (0,N) in Prodotto → Scontrino</text:p>
      <text:p text:style-name="P1"><text:span text:style-name="T3">perchè</text:span> un prodotto pu`</text:p>
      <text:p text:style-name="P1">o esser stato acquistato da zero a pi`</text:p>
      <text:p text:style-name="P1">u volte, invece da Scontrino →</text:p>
      <text:p text:style-name="P1">Prodotto vi `e una cardinalit`</text:p>
      <text:p text:style-name="P1">a (1,N), uno scontrino infatti certifica almeno un prodotto.</text:p>
      <text:p text:style-name="P1">• Ottiene: relazione tra Scontrino-Cliente. In Scontrino → Cliente vi `e una relazione (1,1) in</text:p>
      <text:p text:style-name="P1">quanto uno scontrino si riferisce ad un singolo acquirente, mentre tra Cliente → Scontrino</text:p>
      <text:p text:style-name="P1">vi `e una relazione (1,N) ne consegue che un cliente pu`o fare <text:span text:style-name="T3">più</text:span> acquisti <text:span text:style-name="T3">e</text:span><text:span text:style-name="T1"> </text:span>per</text:p>
      <text:p text:style-name="P1">essere definito tale <text:span text:style-name="T1">deve aver </text:span><text:span text:style-name="T3">almeno </text:span><text:span text:style-name="T1">compiuto</text:span> un acquisto.</text:p>
      <text:p text:style-name="P1">71.4</text:p>
      <text:p text:style-name="P1">Schema E-R (prima della ristrutturazione)1.5</text:p>
      <text:p text:style-name="P3">Schema E-R (dopo la ristrutturazione)</text:p>
      <text:p text:style-name="P3">Note post ristrutturazione</text:p>
      <text:p text:style-name="P1">• Nell’attributo composto Informazione in DIPENDENTE abbiamo notato la ridondanza</text:p>
      <text:p text:style-name="P1">tra Nome, Cognome, Data di nascita con Codice Fiscale, ma abbiamo deciso di man-</text:p>
      <text:p text:style-name="P1">tenere questi campi in quanto ricavarci questi dati da Codice Fiscale risulterebbe essere</text:p>
      <text:p text:style-name="P1">un’operazione onerosa ed inoltre non sempre potrebbe essere corretta (vedasi i casi di</text:p>
      <text:p text:style-name="P1">omocodia). Sempre su DIPENDENTE <text:span text:style-name="T1">ab</text:span><text:span text:style-name="T3">b</text:span><text:span text:style-name="T1">iamo</text:span> deciso di tenere l’indirizzo principale di</text:p>
      <text:p text:style-name="P1">abitazione e un solo recapito.</text:p>
      <text:p text:style-name="P1">• Abbiamo deciso di non accorpare DIPENDENTE in CATEGORIA in quanto, accedendo</text:p>
      <text:p text:style-name="P1">a CATEGORIA, non sempre vogliamo accedere agli attributi di DIPENDENTE; <text:span text:style-name="T1">renden</text:span><text:span text:style-name="T3">d</text:span><text:span text:style-name="T1">o</text:span></text:p>
      <text:p text:style-name="P1">il tutto pi`</text:p>
      <text:p text:style-name="P1">u modulare e velocizzando le query che usano solamente gli attributi di CATE-</text:p>
      <text:p text:style-name="P1">GORIA.</text:p>
      <text:p text:style-name="P1">• L’entit`</text:p>
      <text:p text:style-name="P1">a SPECIFICA e la relazione DEFINITO sono stati rimossi <text:span text:style-name="T3">accorpando gli attributi nome, descrizione e foto nella tabella prodotto, </text:span>in quanto le relazioni</text:p>
      <text:p text:style-name="P1"><text:soft-page-break/>pi`</text:p>
      <text:p text:style-name="P1">u frequenti su PRODOTTO richiedono <text:span text:style-name="T3">appunto questi dati.</text:span></text:p>
      <text:p text:style-name="P3"><text:span text:style-name="T3">così facendo</text:span> <text:span text:style-name="T3">vengono risparmiati molti accessi altrimenti necessari.</text:span></text:p>
      <text:p text:style-name="P3">• Su PRODOTTO abbiamo <text:span text:style-name="T3">mantenuto</text:span> l’attributo Quantit`a in quanto, al crescere del numero</text:p>
      <text:p text:style-name="P1">di scontrini e fatture, calcolare il numero di un determinato prodotto <text:span text:style-name="T1">sare</text:span><text:span text:style-name="T3">b</text:span><text:span text:style-name="T1">be</text:span> diventato</text:p>
      <text:p text:style-name="P1">troppo oneroso dal punto di vista computazionale, quindi abbiamo deciso di lasciare questa</text:p>
      <text:p text:style-name="P1"><text:span text:style-name="T1">ridondanza</text:span>.</text:p>
      <text:p text:style-name="P1">• Su FORNITORE `e stata tolta la generalizzazione totale, in quanto la differenza tra le</text:p>
      <text:p text:style-name="P1">produzioni di un artigiano e di un grossista non sono richieste nell’analisi dei requisiti.</text:p>
      <text:p text:style-name="P1">• Per quanto riguarda gli iscritti abbiamo deciso di voler conoscere solo un contatto e un</text:p>
      <text:p text:style-name="P1">indirizzo principale. Anche qui la generalizzazione `e stata tolta, in quanto nell’analisi dei</text:p>
      <text:p text:style-name="P1">requisiti <text:span text:style-name="T4">è</text:span> imposto che gli sconti fossero riferiti solamente ai clienti iscritti.</text:p>
      <text:p text:style-name="P1"/>
      <text:p text:style-name="P10">/*Le chiavi esterne le scrivo nella relazione e non le indico nello schema ER a meno che non facciano la chiave primaria con attributi di una determinata entità.*/</text:p>
      <text:p text:style-name="P10"/>
      <text:p text:style-name="P8">Modello relazionale</text:p>
      <text:p text:style-name="P9"/>
      <text:p text:style-name="P11"><text:span text:style-name="T6">P</text:span>RODOTTO (<text:span text:style-name="T7">Cod Prodotto</text:span>, Nome, Descrizione, Quantità, <text:span text:style-name="T9">Costo</text:span>, Percentuale IVA, Foto, <text:span text:style-name="T10">Categoria</text:span>)</text:p>
      <text:p text:style-name="P11">SCONTRINO (<text:span text:style-name="T7">Prodotto</text:span>, <text:span text:style-name="T7">Data</text:span>, <text:span text:style-name="T7">Codice Scontrino</text:span>, Quantità, <text:span text:style-name="T16">Sub</text:span><text:span text:style-name="T17">t</text:span><text:span text:style-name="T16">otale</text:span>, Iscritto)</text:p>
      <text:p text:style-name="P11">CERTIFICA (<text:span text:style-name="T7">Prodotto</text:span>, <text:span text:style-name="T7">Data</text:span>, <text:span text:style-name="T7">Codice Scontrino</text:span>)</text:p>
      <text:p text:style-name="P11">FATTURA (<text:span text:style-name="T7">Prodotto</text:span>, <text:span text:style-name="T7">Codice Fattura</text:span>, Data, Quantità, Fornitore)</text:p>
      <text:p text:style-name="P11">REGISTRATO (<text:span text:style-name="T7">Prodotto</text:span>, <text:span text:style-name="T7">Codice Fattura</text:span>)</text:p>
      <text:p text:style-name="P11">CATEGORIA (<text:span text:style-name="T7">Nome Categoria</text:span>)</text:p>
      <text:p text:style-name="P12">SCONTO (<text:span text:style-name="T7">Categoria</text:span>, <text:span text:style-name="T18">Livell</text:span><text:span text:style-name="T19">o</text:span>, %Sconto, <text:span text:style-name="T16">Tetto-Max</text:span>)</text:p>
      <text:p text:style-name="P11">SCAGLIONI (<text:span text:style-name="T7">Categoria</text:span>, <text:span text:style-name="T18">Livell</text:span><text:span text:style-name="T19">o</text:span>)</text:p>
      <text:p text:style-name="P11">ISCRITTO (<text:span text:style-name="T7">Cod Iscritto</text:span>, Nome, Cognome, Fax, Telefono, Mail, Indirizzo)</text:p>
      <text:p text:style-name="P11">FORNITORE (<text:span text:style-name="T7">Nome</text:span>, Fax, Telefono, Mail, Indirizzo)</text:p>
      <text:p text:style-name="P11">DIPENDENTE (<text:span text:style-name="T7">Cod Dipendente</text:span>, Nome, Cognome, Data Nascita, Codice Fiscale, Telefono, Mail, Data Inizio, Categoria)</text:p>
      <text:p text:style-name="P13"/>
      <text:p text:style-name="P14">Vincoli non esprimibili:</text:p>
      <text:list xml:id="list5897077325205653679" text:style-name="L2">
        <text:list-item>
          <text:p text:style-name="P16">In PRODOTTO vincolo d'integrità di categoria con CATEGORIA</text:p>
        </text:list-item>
      </text:list>
      <text:list xml:id="list6042864587998071224" text:style-name="L4">
        <text:list-item>
          <text:p text:style-name="P20"><text:span text:style-name="T11">In SCONTRINO vincolo d'integrità di prodotto con </text:span><text:span text:style-name="T12">CERTIFICA</text:span></text:p>
        </text:list-item>
        <text:list-item>
          <text:p text:style-name="P15">In SCONTRINO vincolo d'integrità di iscritto con ISCRITTO</text:p>
        </text:list-item>
        <text:list-item>
          <text:p text:style-name="P15">In CERTIFICA vincolo d'integrità di prodotto con PRODOTTO</text:p>
        </text:list-item>
        <text:list-item>
          <text:p text:style-name="P15">In CERTIFICA vincolo d'integrità di codice scontrino con SCONTRINO</text:p>
        </text:list-item>
        <text:list-item>
          <text:p text:style-name="P15">In CERTIFICA vincolo d'integrità di data con SCONTRINO</text:p>
        </text:list-item>
        <text:list-item>
          <text:p text:style-name="P20"><text:span text:style-name="T11">In FATTURA vincolo d'integrità di prodotto con </text:span><text:span text:style-name="T12">REGISTRATO</text:span></text:p>
        </text:list-item>
        <text:list-item>
          <text:p text:style-name="P15">In FATTURA vincolo d'integrità di fornitore con FORNITORE</text:p>
        </text:list-item>
        <text:list-item>
          <text:p text:style-name="P15">In REGISTRATO vincolo d'integrità di prodotto con PRODOTTO</text:p>
        </text:list-item>
        <text:list-item>
          <text:p text:style-name="P15">in REGISTRATO vincolo d'integrità di codice fattura con FATTURA</text:p>
        </text:list-item>
        <text:list-item>
          <text:p text:style-name="P20"><text:span text:style-name="T11">In SCONTO vincolo d'integrità di categoria con </text:span><text:span text:style-name="T12">SCAGLIONI</text:span></text:p>
        </text:list-item>
        <text:list-item>
          <text:p text:style-name="P20"><text:span text:style-name="T11">In SCAGLIONI vincolo d'integrità </text:span><text:span text:style-name="T12">di categoria con CATEGORIA</text:span></text:p>
        </text:list-item>
        <text:list-item>
          <text:p text:style-name="P21"><text:span text:style-name="T11">In SCAGLIONI </text:span><text:span text:style-name="T13">vincolo d'integrità </text:span><text:span text:style-name="T11">di livelli con SCONTO</text:span></text:p>
        </text:list-item>
        <text:list-item>
          <text:p text:style-name="P21"><text:span text:style-name="T11">In DIPENDENTE </text:span><text:span text:style-name="T13">vincolo d'integrità </text:span><text:span text:style-name="T11">di categoria con CATEGORIA</text:span></text:p>
        </text:list-item>
      </text:list>
      <text:p text:style-name="P17">Proprietà degli attributi non esprimibili:</text:p>
      <text:list xml:id="list5719909782129091102" text:style-name="L5">
        <text:list-item>
          <text:p text:style-name="P18">In PRODOTTO Descrizione, Foto possono essere NULL</text:p>
        </text:list-item>
        <text:list-item>
          <text:p text:style-name="P19">In ISCRITTO Fax, Indirizzo, Mail possono essere NULL</text:p>
        </text:list-item>
        <text:list-item>
          <text:p text:style-name="P19">In FORNITORE Fax può essere NULL</text:p>
        </text:list-item>
        <text:list-item>
          <text:p text:style-name="P19"><text:soft-page-break/>In DIPENDENTE Mail può essere NULL</text:p>
        </text:list-item>
        <text:list-item>
          <text:p text:style-name="P22">In SCONTO il tetto-max può essere NU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6:42.245244702</meta:creation-date>
    <dc:date>2015-06-17T18:02:29.134648333</dc:date>
    <meta:editing-duration>PT6M58S</meta:editing-duration>
    <meta:editing-cycles>1</meta:editing-cycles>
    <meta:document-statistic meta:table-count="0" meta:image-count="0" meta:object-count="0" meta:page-count="7" meta:paragraph-count="301" meta:word-count="1684" meta:character-count="11161" meta:non-whitespace-character-count="9507"/>
    <meta:generator>LibreOffice/4.2.8.2$Linux_X86_64 LibreOffice_project/420m0$Build-2</meta:generator>
  </office:meta>
</office:document-meta>
</file>